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_On_campu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_On_campu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Arrests - On 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498">
            <text:p>4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98">
            <text:p>4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98">
            <text:p>4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586">
            <text:p>5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586">
            <text:p>5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ational College -  Cincinnati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ational College  - Kettering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National College-Youngstown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137">
            <text:p>11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2">
            <text:p>8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664">
            <text:p>16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664">
            <text:p>16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664">
            <text:p>16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664">
            <text:p>16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1">
            <text:p>2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466">
            <text:p>4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6">
            <text:p>7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480">
            <text:p>233480</text:p>
          </table:table-cell>
          <table:table-cell table:style-name="ce21" office:value-type="string">
            <text:p>Bon Secours St Mary's Hospital School of Medical Imag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14">
            <text:p>15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5">
            <text:p>5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">
            <text:p>3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12">
            <text:p>54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5412">
            <text:p>54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ookneal Center</text:p>
          </table:table-cell>
          <table:table-cell table:style-name="ce21" office:value-type="float" office:value="5412">
            <text:p>54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5412">
            <text:p>54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ppomattox Center</text:p>
          </table:table-cell>
          <table:table-cell table:style-name="ce21" office:value-type="float" office:value="5412">
            <text:p>54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51592">
            <text:p>451592</text:p>
          </table:table-cell>
          <table:table-cell table:style-name="ce21" office:value-type="string">
            <text:p>Centura College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54">
            <text:p>25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277">
            <text:p>12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73">
            <text:p>1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04">
            <text:p>490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8">
            <text:p>58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92">
            <text:p>78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72">
            <text:p>12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26">
            <text:p>402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916">
            <text:p>9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 Hamptons Road Campus</text:p>
          </table:table-cell>
          <table:table-cell table:style-name="ce21" office:value-type="float" office:value="916">
            <text:p>9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87">
            <text:p>13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9">
            <text:p>9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7">
            <text:p>7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05">
            <text:p>6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605">
            <text:p>6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ECPI University - Richmond (South)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ECPI University - Richmond (Innsbrook)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ECPI University - Richmond (West)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676">
            <text:p>6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5">
            <text:p>10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45">
            <text:p>1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919">
            <text:p>9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895">
            <text:p>8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397">
            <text:p>139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7">
            <text:p>3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196">
            <text:p>1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613">
            <text:p>306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185">
            <text:p>185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6515">
            <text:p>65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6515">
            <text:p>65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6515">
            <text:p>65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4">
            <text:p>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27">
            <text:p>542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5427">
            <text:p>54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5427">
            <text:p>54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369">
            <text:p>3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58">
            <text:p>10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4">
            <text:p>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59">
            <text:p>6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5">
            <text:p>6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3079">
            <text:p>13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3079">
            <text:p>13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3079">
            <text:p>13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87">
            <text:p>87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995">
            <text:p>9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776">
            <text:p>87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8776">
            <text:p>87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8776">
            <text:p>87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Johnston-Willis Campus</text:p>
          </table:table-cell>
          <table:table-cell table:style-name="ce21" office:value-type="float" office:value="8776">
            <text:p>87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604">
            <text:p>336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7">
            <text:p>47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2">
            <text:p>62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867">
            <text:p>58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5867">
            <text:p>58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72">
            <text:p>25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83">
            <text:p>1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38">
            <text:p>17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48">
            <text:p>35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319">
            <text:p>3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319">
            <text:p>3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edical Careers College - Newport News</text:p>
          </table:table-cell>
          <table:table-cell table:style-name="ce21" office:value-type="float" office:value="319">
            <text:p>3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899">
            <text:p>8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899">
            <text:p>8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899">
            <text:p>8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334">
            <text:p>3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75">
            <text:p>30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89">
            <text:p>48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325">
            <text:p>632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3086">
            <text:p>2308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9">
            <text:p>3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628">
            <text:p>16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628">
            <text:p>16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74">
            <text:p>48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57">
            <text:p>91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80">
            <text:p>8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68">
            <text:p>5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01">
            <text:p>12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307">
            <text:p>33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307">
            <text:p>33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78">
            <text:p>42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634">
            <text:p>16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">
            <text:p>2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21">
            <text:p>20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644">
            <text:p>64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568">
            <text:p>5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9">
            <text:p>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11">
            <text:p>35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74">
            <text:p>3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6">
            <text:p>6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5606">
            <text:p>56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84">
            <text:p>39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68">
            <text:p>14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8">
            <text:p>8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892">
            <text:p>18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964">
            <text:p>19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57">
            <text:p>105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6898">
            <text:p>26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6898">
            <text:p>26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6898">
            <text:p>26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6898">
            <text:p>26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6898">
            <text:p>26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4">
            <text:p>3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44">
            <text:p>3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84">
            <text:p>50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441">
            <text:p>4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49">
            <text:p>42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149">
            <text:p>1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66">
            <text:p>66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044">
            <text:p>3204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68">
            <text:p>68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044">
            <text:p>3204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650">
            <text:p>26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42">
            <text:p>5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428">
            <text:p>14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20">
            <text:p>22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42">
            <text:p>504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01">
            <text:p>15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7">
            <text:p>2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81">
            <text:p>13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32">
            <text:p>85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5">
            <text:p>21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451">
            <text:p>4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8">
            <text:p>4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37">
            <text:p>2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363">
            <text:p>33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_On_campus" style:display-name="PageStyle_Arrests_On_campu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